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dd41a" officeooo:paragraph-rsid="000dd41a"/>
    </style:style>
    <style:style style:name="P3" style:family="paragraph" style:parent-style-name="Standard">
      <style:paragraph-properties fo:text-align="justify" style:justify-single-word="false"/>
      <style:text-properties officeooo:rsid="000dd41a" officeooo:paragraph-rsid="0010d81d"/>
    </style:style>
    <style:style style:name="P4" style:family="paragraph" style:parent-style-name="Standard">
      <style:paragraph-properties fo:text-align="justify" style:justify-single-word="false"/>
      <style:text-properties officeooo:rsid="000eaef4" officeooo:paragraph-rsid="000eaef4"/>
    </style:style>
    <style:style style:name="P5" style:family="paragraph" style:parent-style-name="Standard">
      <style:paragraph-properties fo:text-align="justify" style:justify-single-word="false"/>
      <style:text-properties officeooo:rsid="00103af3" officeooo:paragraph-rsid="00103af3"/>
    </style:style>
    <style:style style:name="P6" style:family="paragraph" style:parent-style-name="Standard" style:list-style-name="L1">
      <style:paragraph-properties fo:text-align="justify" style:justify-single-word="false"/>
      <style:text-properties officeooo:rsid="00103af3" officeooo:paragraph-rsid="00103af3"/>
    </style:style>
    <style:style style:name="P7" style:family="paragraph" style:parent-style-name="Standard" style:list-style-name="L1">
      <style:paragraph-properties fo:text-align="justify" style:justify-single-word="false"/>
      <style:text-properties officeooo:rsid="0010d81d" officeooo:paragraph-rsid="0010d81d"/>
    </style:style>
    <style:style style:name="P8" style:family="paragraph" style:parent-style-name="Standard" style:master-page-name="Standard">
      <style:paragraph-properties fo:text-align="justify" style:justify-single-word="false" style:page-number="auto"/>
    </style:style>
    <style:style style:name="P9" style:family="paragraph" style:parent-style-name="List_20_Paragraph" style:list-style-name="L3">
      <style:paragraph-properties fo:text-align="justify" style:justify-single-word="false"/>
      <style:text-properties officeooo:paragraph-rsid="0010d81d"/>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0bd4be" style:font-size-asian="12pt" style:font-size-complex="12pt"/>
    </style:style>
    <style:style style:name="T4" style:family="text">
      <style:text-properties fo:font-size="12pt" officeooo:rsid="000dd41a" style:font-size-asian="12pt" style:font-size-complex="12pt"/>
    </style:style>
    <style:style style:name="T5" style:family="text">
      <style:text-properties fo:font-size="12pt" officeooo:rsid="000eaef4" style:font-size-asian="12pt" style:font-size-complex="12pt"/>
    </style:style>
    <style:style style:name="T6" style:family="text">
      <style:text-properties fo:font-size="12pt" officeooo:rsid="000eebf4" style:font-size-asian="12pt" style:font-size-complex="12pt"/>
    </style:style>
    <style:style style:name="T7" style:family="text">
      <style:text-properties fo:font-size="12pt" officeooo:rsid="000fef5e" style:font-size-asian="12pt" style:font-size-complex="12pt"/>
    </style:style>
    <style:style style:name="T8" style:family="text">
      <style:text-properties fo:font-size="12pt" officeooo:rsid="00103af3" style:font-size-asian="12pt" style:font-size-complex="12pt"/>
    </style:style>
    <style:style style:name="T9" style:family="text">
      <style:text-properties fo:font-size="12pt" officeooo:rsid="0010d81d" style:font-size-asian="12pt" style:font-size-complex="12pt"/>
    </style:style>
    <style:style style:name="T10" style:family="text">
      <style:text-properties fo:font-size="12pt" officeooo:rsid="00123795"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sting</text:span></text:p>
      <text:p text:style-name="P1"><text:span text:style-name="T2">The next section details our approach to testing our code, the problems that arose with testing, and how we overcame them.</text:span></text:p>
      <text:p text:style-name="P1"><text:span text:style-name="T2">We wanted our testing to meet the following criteria:</text:span></text:p>
      <text:list xml:id="list7562504556163859321" text:style-name="L3">
        <text:list-item>
          <text:p text:style-name="P9"><text:span text:style-name="T2">Agile – along with the rest of our development, we wanted our testing procedure to allow us to be flexible as our project progressed. Each small part of the project should be thoroughly tested in isolation before being integrated into a larger part.</text:span></text:p>
        </text:list-item>
        <text:list-item>
          <text:p text:style-name="P9"><text:span text:style-name="T2">Quick – if tests were going to be repeated a number of times, we did not want them to take a long amount of time. Nor did we want to be repeating unnecessary tests. Lastly, we did not want to be doing manual tests where they could instead be automated.</text:span></text:p>
        </text:list-item>
        <text:list-item>
          <text:p text:style-name="P9"><text:span text:style-name="T2">Comprehensive – obviously, we wanted any testing we did to be </text:span><text:span text:style-name="T9">consider</text:span><text:span text:style-name="T2"> as many inputs, scenarios and edge cases as possible. This is with the aim of having the most stable code possible.</text:span></text:p>
        </text:list-item>
      </text:list>
      <text:p text:style-name="P1"><text:span text:style-name="T2">Taking the above into account, we decided that integrated unit tests would be the best approach. This meant that each module would have its own test function built into it. In the final build of the game, the test functions would never be called (and could be commented out of the code). However, by taking advantage of the module structure we had already developed, we could build the programme up one module at a time, replacing main with the appropriate test function.</text:span></text:p>
      <text:p text:style-name="P3"><text:span text:style-name="T2">Rather than waiting until after we finished development to begin testing, the test functions were made in parallel to the main body of code. Each time we wrote a new module, a test function was also written before moving on to the next module. This was done in order to capture potential issues as soon as possible. Whilst we were trying to keep our modules independent from each other wherever we could, there were still dependencies. Therefore, we wanted to fix potential bugs before they could have an impact on how we wrote the rest of the code.</text:span></text:p>
      <text:p text:style-name="P3"><text:span text:style-name="T8">Our typical testing cycle went as follows:</text:span></text:p>
      <text:list xml:id="list4768054302062388117" text:style-name="L1">
        <text:list-item>
          <text:p text:style-name="P6"><text:span text:style-name="T2">Make a change to a module.</text:span></text:p>
        </text:list-item>
        <text:list-item>
          <text:p text:style-name="P6"><text:span text:style-name="T2">Edit the test function to take into account any changes/new features in the module, </text:span><text:span text:style-name="T10">paying special care to include any possible edge cases.</text:span></text:p>
        </text:list-item>
        <text:list-item>
          <text:p text:style-name="P6"><text:span text:style-name="T2">Compile that module with any below it in the hierarchy and check that it still passes all tests.</text:span></text:p>
        </text:list-item>
        <text:list-item>
          <text:p text:style-name="P7"><text:span text:style-name="T2">Add the modules above the current one, one at a time, and check that they still pass their tests.</text:span></text:p>
        </text:list-item>
      </text:list>
      <text:p text:style-name="P1"><text:soft-page-break/><text:span text:style-name="T3">T</text:span><text:span text:style-name="T2">esting each module in isolation </text:span><text:span text:style-name="T3">gave us a greater sense of clarity, as we did not need to worry about other modules obscuring any potential issues. Therefore, we could be confident that each module worked exactly how we intended it to, before integrating it with the rest of the project. Even when the modules were integrated, </text:span><text:span text:style-name="T4">the isolated testing meant that we could freely edit modules, and then only need to test those modules (and the ones above it in the module hierarchy) again. As such, our testing allowed us to continue working in an agile manner.</text:span></text:p>
      <text:p text:style-name="P2"><text:span text:style-name="T2">Not needing to test the entire project whenever a change was made to one module also allowed our testing to be quicker, which was another one of our aims. </text:span><text:span text:style-name="T5">To further improve the speed of our testing, we also used automated testing wherever we could. This was not always possible; for example the display modules required someone to visually check that game looked how we would have expected. We also decided that it would be simpler to manually test any player input, rather than create a programme which could have played the game on our behalf.</text:span></text:p>
      <text:p text:style-name="P4"><text:span text:style-name="T2">However, for a lot of the “logic branch” of the module tree was only responsible for setting certain variables. This made them ideal for automated testing. </text:span><text:span text:style-name="T6">To do this, we</text:span><text:span text:style-name="T2"> created a success and fail </text:span><text:span text:style-name="T6">function in our base module, which would either print an error message and terminate the programme when the game failed a test, or print a success message to let us know we had reached the end of the test. We also changed our makefile to automatically run the programme when compiling, which </text:span><text:span text:style-name="T7">allowed us to quickly compile and test multiple modules in quick succession.</text:span></text:p>
      <text:p text:style-name="P5"><text:span text:style-name="T2">Naturally, how we made our tests comprehensive varied from module to module. Some modules had a wide range of possible inputs and so required a lot of thought in </text:span><text:span text:style-name="T9">order to make </text:span><text:span text:style-name="T2">sure we captured every possible edge case. Others were comparatively trivial to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editing-cycles>5</meta:editing-cycles>
    <meta:creation-date>2016-01-12T18:07:00</meta:creation-date>
    <dc:date>2016-01-12T22:16:23.389177436</dc:date>
    <meta:editing-duration>PT1H16M25S</meta:editing-duration>
    <meta:generator>LibreOffice/4.2.8.2$Linux_X86_64 LibreOffice_project/420m0$Build-2</meta:generator>
    <meta:document-statistic meta:table-count="0" meta:image-count="0" meta:object-count="0" meta:page-count="2" meta:paragraph-count="17" meta:word-count="751" meta:character-count="4230" meta:non-whitespace-character-count="35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